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c6141" officeooo:paragraph-rsid="000c6141"/>
    </style:style>
    <style:style style:name="P2" style:family="paragraph" style:parent-style-name="Text_20_body">
      <style:text-properties officeooo:paragraph-rsid="000c6141"/>
    </style:style>
    <style:style style:name="P3" style:family="paragraph" style:parent-style-name="Standard" style:list-style-name="L1">
      <style:text-properties officeooo:rsid="000c6141" officeooo:paragraph-rsid="000c6141"/>
    </style:style>
    <style:style style:name="P4" style:family="paragraph" style:parent-style-name="Standard">
      <style:text-properties officeooo:rsid="000c6141" officeooo:paragraph-rsid="000c614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trol de versiones y documentación:</text:h>
      <text:p text:style-name="P2"><text:a xlink:type="simple" xlink:href="https://github.com/dguelop/ProyectoIntermodularDanielyMarcos" text:style-name="Internet_20_link" text:visited-style-name="Visited_20_Internet_20_Link">https://github.com/dguelop/ProyectoIntermodularDanielyMarcos</text:a></text:p>
      <text:h text:style-name="Heading_20_1" text:outline-level="1">Alternativas:</text:h>
      <text:list text:style-name="L1">
        <text:list-item>
          <text:p text:style-name="P3">Servidor Postfix</text:p>
        </text:list-item>
        <text:list-item>
          <text:p text:style-name="P3">Dovecot LDA</text:p>
        </text:list-item>
        <text:list-item>
          <text:p text:style-name="P3">iRedMail</text:p>
        </text:list-item>
        <text:list-item>
          <text:p text:style-name="P3">OpenSMTPD</text:p>
        </text:list-item>
        <text:list-item>
          <text:p text:style-name="P3">Exim</text:p>
        </text:list-item>
      </text:list>
      <text:h text:style-name="Heading_20_1" text:outline-level="1">Objetivos parciales:</text:h>
      <text:p text:style-name="P4">1. Preparación del entorno del servidor: Instalar el servidor donde se implementará Dovecot e instalar el sistema operativo y los paquetes necesarios</text:p>
      <text:p text:style-name="P4">2. Configurar usuarios y bloques: Crear los usuarios y cuentas de correo, preparar directorios y configurar permisos</text:p>
      <text:p text:style-name="P4">3. Instalar el servicio Dovecot en el servidor y comprobarlo</text:p>
      <text:p text:style-name="P4">4. Configurar Dovecot y los protocolos IMAP y POP3</text:p>
      <text:p text:style-name="P4">5. Implementar cifrado TLS/SSL</text:p>
      <text:p text:style-name="P4">6. Probar que el servidor funcio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8:28:39.093920100</meta:creation-date>
    <dc:date>2025-11-25T08:36:59.450750500</dc:date>
    <meta:editing-duration>PT8M22S</meta:editing-duration>
    <meta:editing-cycles>1</meta:editing-cycles>
    <meta:document-statistic meta:table-count="0" meta:image-count="0" meta:object-count="0" meta:page-count="1" meta:paragraph-count="15" meta:word-count="89" meta:character-count="622" meta:non-whitespace-character-count="553"/>
    <meta:generator>LibreOffice/25.8.2.2$Windows_X86_64 LibreOffice_project/d401f2107ccab8f924a8e2df40f573aab7605b6f</meta:generator>
  </office:meta>
</office:document-meta>
</file>